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none"/>
    </style:style>
    <style:style style:name="P4" style:family="paragraph" style:parent-style-name="Standard" style:list-style-name="L2">
      <style:text-properties style:text-underline-style="none"/>
    </style:style>
    <style:style style:name="T1" style:family="text">
      <style:text-properties officeooo:rsid="001fd9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Ap Computing Sci<text:span text:style-name="T1">e</text:span>n<text:span text:style-name="T1">c</text:span>e MOOC Amplify</text:p>
      <text:p text:style-name="P1"/>
      <text:p text:style-name="P2">An open online course for Java programming that provides tutorials, tests and exams in order to teach and improve the users Java programming skills.</text:p>
      <text:p text:style-name="P1"/>
      <text:p text:style-name="P1">Advantanges:</text:p>
      <text:p text:style-name="P1"/>
      <text:list xml:id="list1919371893" text:style-name="L1">
        <text:list-item>
          <text:p text:style-name="P3">The course content is structured so that you can go through the tutorial, complete an assignment, with no allocated time, relating to the content in the tutorial, complete a test in 30 minutes and then an exam. This will allow the user to test themselves on the material as they are taught it and allows them to see how much they have learned.</text:p>
        </text:list-item>
        <text:list-item>
          <text:p text:style-name="P3">The website is very accessible – can use any browser. But you have to sign up to see the content.</text:p>
        </text:list-item>
        <text:list-item>
          <text:p text:style-name="P3">Also provides the powerpoints with the lecture slides which allows users to annotate them once they go through the tutorial, if they feel necessary.</text:p>
        </text:list-item>
        <text:list-item>
          <text:p text:style-name="P3">Within each tutorial, there is a detailed description to tell the student what will be covered in the tutorial.</text:p>
        </text:list-item>
        <text:list-item>
          <text:p text:style-name="P3">At the start of each tutorial, the user is told what the tutorial will cover and what the tutorial aims to do.</text:p>
        </text:list-item>
        <text:list-item>
          <text:p text:style-name="P3">Provides templates to allow the student to do the tutorial alongside the teacher.</text:p>
        </text:list-item>
      </text:list>
      <text:p text:style-name="P1"/>
      <text:p text:style-name="P1">Disadvantages:</text:p>
      <text:p text:style-name="P1"/>
      <text:list xml:id="list134616664" text:style-name="L2">
        <text:list-item>
          <text:p text:style-name="P4">When you complete an exam, the correct answers are not provided so users are unable to see which questions they got wrong and therefore unable to improve on this.</text:p>
        </text:list-item>
        <text:list-item>
          <text:p text:style-name="P4">All questions are displayed on the one page, so the user has to scroll through the page to move onto the next question.</text:p>
        </text:list-item>
        <text:list-item>
          <text:p text:style-name="P4">Questions in the exams are not presented in an order which goes from easy-hard. Some of the questions near the end are simpler than ones in the middle.</text:p>
        </text:list-item>
        <text:list-item>
          <text:p text:style-name="P4">Not very accessible - you have to sign up in order to view the content – there is no way to view the content to see if you want to do it before signing up.</text:p>
        </text:list-item>
        <text:list-item>
          <text:p text:style-name="P4">The content is only available as you progress and on certain dates so you can't really work at your own pac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0-10T12:10:44</meta:creation-date>
    <dc:date>2013-10-29T20:49:27</dc:date>
    <meta:editing-duration>PT11M8S</meta:editing-duration>
    <meta:editing-cycles>9</meta:editing-cycles>
    <meta:generator>LibreOffice/3.6$Linux_x86 LibreOffice_project/360m1$Build-2</meta:generator>
    <meta:document-statistic meta:table-count="0" meta:image-count="0" meta:object-count="0" meta:page-count="1" meta:paragraph-count="15" meta:word-count="340" meta:character-count="1809" meta:non-whitespace-character-count="1495"/>
  </office:meta>
</office:document-meta>
</file>